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99pt dotted #000000" fo:background-color="#ffff99" fo:border-left="0.99pt solid #000000" fo:border-right="0.99pt solid #000000" fo:border-top="0.99pt solid #000000"/>
    </style:style>
    <style:style style:name="ce4" style:family="table-cell" style:parent-style-name="Default">
      <style:table-cell-properties fo:border-bottom="0.99pt dotted #000000" fo:background-color="#ffff99" fo:border-left="0.99pt solid #000000" fo:border-right="0.99pt solid #000000" fo:border-top="0.99pt dotted #000000"/>
    </style:style>
    <style:style style:name="ce5" style:family="table-cell" style:parent-style-name="Default">
      <style:table-cell-properties fo:border-bottom="0.99pt solid #000000" fo:background-color="#ffff99" fo:border-left="0.99pt solid #000000" fo:border-right="0.99pt solid #000000" fo:border-top="0.99pt dotted #000000"/>
    </style:style>
    <style:style style:name="ce6" style:family="table-cell" style:parent-style-name="Default">
      <style:table-cell-properties fo:border-bottom="0.99pt dotte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7" style:family="table-cell" style:parent-style-name="Default">
      <style:table-cell-properties fo:border-bottom="0.99pt dotted #000000" style:text-align-source="fix" style:repeat-content="false" fo:border-left="0.99pt solid #000000" fo:border-right="0.99pt solid #000000" fo:border-top="0.99pt dotted #000000"/>
      <style:paragraph-properties fo:text-align="center" fo:margin-left="0mm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99pt dotte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0.99pt dotte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3" style:family="table-cell" style:parent-style-name="Default">
      <style:table-cell-properties fo:border-bottom="0.99pt dotted #000000" fo:background-color="#ffff99" style:text-align-source="fix" style:repeat-content="false" fo:border-left="0.99pt solid #000000" fo:border-right="0.99pt solid #000000" fo:border-top="0.99pt dotted #000000"/>
      <style:paragraph-properties fo:text-align="center" fo:margin-left="0mm"/>
    </style:style>
    <style:style style:name="ce14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0.99pt dotte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99pt solid #000000" fo:background-color="#ffff99" fo:border-left="none" fo:border-right="none" fo:border-top="none"/>
    </style:style>
    <style:style style:name="ce17" style:family="table-cell" style:parent-style-name="Default">
      <style:table-cell-properties fo:border-bottom="0.99pt solid #000000" fo:background-color="#ffff99" fo:border-left="none" fo:border-right="none" fo:border-top="0.99pt solid #000000"/>
    </style:style>
    <style:style style:name="ce18" style:family="table-cell" style:parent-style-name="Default">
      <style:table-cell-properties fo:border-bottom="0.74pt solid #000000" fo:background-color="#ffff99" fo:border-left="none" fo:border-right="none" fo:border-top="0.99pt solid 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0.99pt solid #000000"/>
      <style:paragraph-properties fo:text-align="center" fo:margin-left="0mm"/>
    </style:style>
    <style:style style:name="ce2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99pt solid #000000"/>
      <style:paragraph-properties fo:text-align="center" fo:margin-left="0mm"/>
    </style:style>
    <style:style style:name="ce24" style:family="table-cell" style:parent-style-name="Default" style:data-style-name="N152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none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74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3.6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0.2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13.13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3.4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'Times New Roman'" style:font-family-generic="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Source Han Sans CN Regular'" style:font-family-generic-asian="system" style:font-pitch-asian="variable" style:font-size-asian="10pt" style:language-asian="zh" style:country-asian="CN" style:font-style-asian="normal" style:font-weight-asian="normal" style:font-family-complex="'DejaVu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number-columns-repeated="6" table:default-cell-style-name="ce7"/>
        <table:table-column table:style-name="co2" table:number-columns-repeated="1017" table:default-cell-style-name="Default"/>
        <table:table-row table:style-name="ro1">
          <table:table-cell table:style-name="Default" table:number-columns-repeated="4"/>
          <table:table-cell table:style-name="ce19" office:value-type="string" calcext:value-type="string">
            <text:p>Medical University of South Carolina</text:p>
          </table:table-cell>
          <table:table-cell table:style-name="Default" table:number-columns-repeated="2"/>
          <table:table-cell table:number-columns-repeated="5"/>
          <table:table-cell table:style-name="ce10" office:value-type="string" calcext:value-type="string">
            <office:annotation draw:style-name="gr1" draw:text-style-name="P2" svg:width="28.99mm" svg:height="13.74mm" svg:x="315.03mm" svg:y="0mm" draw:caption-point-x="-6.1mm" draw:caption-point-y="0.1mm">
              <dc:creator>EM</dc:creator>
              <dc:date>2016-04-02T00:00:00</dc:date>
              <text:p text:style-name="P1"><text:span text:style-name="T1">Unshielded primary air kerma per patient</text:span></text:p>
            </office:annotation>
            <text:p>Kpri:</text:p>
          </table:table-cell>
          <table:table-cell table:style-name="ce21"/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19" office:value-type="string" calcext:value-type="string">
            <text:p>Charleston, South Carolina</text:p>
          </table:table-cell>
          <table:table-cell table:style-name="Default" table:number-columns-repeated="2"/>
          <table:table-cell table:number-columns-repeated="5"/>
          <table:table-cell table:style-name="ce10" office:value-type="string" calcext:value-type="string">
            <office:annotation draw:style-name="gr1" draw:text-style-name="P2" svg:width="28.99mm" svg:height="13.74mm" svg:x="315.03mm" svg:y="0mm" draw:caption-point-x="-6.1mm" draw:caption-point-y="4.59mm">
              <dc:creator>EM</dc:creator>
              <dc:date>2016-04-02T00:00:00</dc:date>
              <text:p text:style-name="P1"><text:span text:style-name="T1">Unshielded secondary air kerma per patient</text:span></text:p>
            </office:annotation>
            <text:p>Ksec: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19" office:value-type="string" calcext:value-type="string">
            <text:p>Shielding Calculations</text:p>
          </table:table-cell>
          <table:table-cell table:style-name="ce1" table:number-columns-repeated="7"/>
          <table:table-cell table:number-columns-repeated="6"/>
          <table:table-cell table:style-name="ce1" table:number-columns-repeated="1006"/>
        </table:table-row>
        <table:table-row table:style-name="ro2">
          <table:table-cell table:style-name="Default" table:number-columns-repeated="7"/>
          <table:table-cell table:style-name="ce10" office:value-type="string" calcext:value-type="string">
            <text:p>Date:</text:p>
          </table:table-cell>
          <table:table-cell table:style-name="ce24"/>
          <table:table-cell table:number-columns-repeated="3"/>
          <table:table-cell office:value-type="string" calcext:value-type="string">
            <text:p>Primary beam fit coefficients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9" office:value-type="string" calcext:value-type="string">
            <text:p>Facility Information</text:p>
          </table:table-cell>
          <table:table-cell table:style-name="Default" table:number-columns-repeated="5"/>
          <table:table-cell table:style-name="ce9" office:value-type="string" calcext:value-type="string">
            <text:p>Workload Information</text:p>
          </table:table-cell>
          <table:table-cell table:number-columns-repeated="4"/>
          <table:table-cell office:value-type="string" calcext:value-type="string">
            <text:p>Attenuator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g</text:p>
          </table:table-cell>
          <table:table-cell table:style-name="ce25" table:formula="of:=[.N6]&amp;[.P6]" office:value-type="string" office:string-value="ag" calcext:value-type="string">
            <text:p>ag</text:p>
          </table:table-cell>
          <table:table-cell table:style-name="ce25" table:formula="of:=[.O6]&amp;&quot;/&quot;&amp;[.N6]" office:value-type="string" office:string-value="b/a" calcext:value-type="string">
            <text:p>b/a</text:p>
          </table:table-cell>
          <table:table-cell table:number-columns-repeated="1006"/>
        </table:table-row>
        <table:table-row table:style-name="ro2">
          <table:table-cell table:style-name="Default"/>
          <table:table-cell table:style-name="ce10" office:value-type="string" calcext:value-type="string">
            <text:p>Location:</text:p>
          </table:table-cell>
          <table:table-cell table:style-name="ce16"/>
          <table:table-cell table:style-name="Default"/>
          <table:table-cell table:style-name="ce20"/>
          <table:table-cell table:style-name="Default"/>
          <table:table-cell table:style-name="ce10" office:value-type="string" calcext:value-type="string">
            <text:p>Patients/week (N):</text:p>
          </table:table-cell>
          <table:table-cell table:style-name="ce21"/>
          <table:table-cell table:number-columns-repeated="4"/>
          <table:table-cell office:value-type="string" calcext:value-type="string">
            <text:p>Lead</text:p>
          </table:table-cell>
          <table:table-cell table:style-name="ce2" office:value-type="float" office:value="2.354" calcext:value-type="float">
            <text:p>2.354</text:p>
          </table:table-cell>
          <table:table-cell table:style-name="ce2" office:value-type="float" office:value="14.94" calcext:value-type="float">
            <text:p>14.94</text:p>
          </table:table-cell>
          <table:table-cell table:style-name="ce2" office:value-type="float" office:value="0.7481" calcext:value-type="float">
            <text:p>0.7481</text:p>
          </table:table-cell>
          <table:table-cell table:style-name="ce2" table:formula="of:=[.N7]*[.P7]" office:value-type="float" office:value="1.7610274" calcext:value-type="float">
            <text:p>1.7610274</text:p>
          </table:table-cell>
          <table:table-cell table:style-name="ce2" table:formula="of:=[.O7]/[.N7]" office:value-type="float" office:value="6.34664401019541" calcext:value-type="float">
            <text:p>6.3466440102</text:p>
          </table:table-cell>
          <table:table-cell table:number-columns-repeated="1006"/>
        </table:table-row>
        <table:table-row table:style-name="ro2">
          <table:table-cell table:style-name="Default"/>
          <table:table-cell table:style-name="ce10" office:value-type="string" calcext:value-type="string">
            <text:p>Department:</text:p>
          </table:table-cell>
          <table:table-cell table:style-name="ce17"/>
          <table:table-cell table:style-name="Default" table:number-columns-repeated="3"/>
          <table:table-cell table:style-name="ce10" office:value-type="string" calcext:value-type="string">
            <text:p>Workload/patient (Wpt) (mA-min/pt):</text:p>
          </table:table-cell>
          <table:table-cell table:style-name="ce22"/>
          <table:table-cell table:number-columns-repeated="4"/>
          <table:table-cell office:value-type="string" calcext:value-type="string">
            <text:p>Concrete</text:p>
          </table:table-cell>
          <table:table-cell table:style-name="ce2" office:value-type="float" office:value="0.03994" calcext:value-type="float">
            <text:p>0.03994</text:p>
          </table:table-cell>
          <table:table-cell table:style-name="ce2" office:value-type="float" office:value="0.1448" calcext:value-type="float">
            <text:p>0.1448</text:p>
          </table:table-cell>
          <table:table-cell table:style-name="ce2" office:value-type="float" office:value="0.4231" calcext:value-type="float">
            <text:p>0.4231</text:p>
          </table:table-cell>
          <table:table-cell table:style-name="ce2" table:formula="of:=[.N8]*[.P8]" office:value-type="float" office:value="0.016898614" calcext:value-type="float">
            <text:p>0.016898614</text:p>
          </table:table-cell>
          <table:table-cell table:style-name="ce2" table:formula="of:=[.O8]/[.N8]" office:value-type="float" office:value="3.62543815723585" calcext:value-type="float">
            <text:p>3.6254381572</text:p>
          </table:table-cell>
          <table:table-cell table:number-columns-repeated="1006"/>
        </table:table-row>
        <table:table-row table:style-name="ro2">
          <table:table-cell table:style-name="Default"/>
          <table:table-cell table:style-name="ce10" office:value-type="string" calcext:value-type="string">
            <text:p>Area/Division:</text:p>
          </table:table-cell>
          <table:table-cell table:style-name="ce17"/>
          <table:table-cell table:style-name="Default" table:number-columns-repeated="3"/>
          <table:table-cell table:style-name="ce10" office:value-type="string" calcext:value-type="string">
            <text:p>Views/patient (V):</text:p>
          </table:table-cell>
          <table:table-cell table:style-name="ce22"/>
          <table:table-cell table:number-columns-repeated="4"/>
          <table:table-cell office:value-type="string" calcext:value-type="string">
            <text:p>Gypsum</text:p>
          </table:table-cell>
          <table:table-cell table:style-name="ce20" table:number-columns-repeated="3"/>
          <table:table-cell table:style-name="ce2" table:formula="of:=[.N9]*[.P9]" office:value-type="float" office:value="0" calcext:value-type="float">
            <text:p>0</text:p>
          </table:table-cell>
          <table:table-cell table:style-name="ce2" table:formula="of:=[.O9]/[.N9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Default"/>
          <table:table-cell table:style-name="ce10" office:value-type="string" calcext:value-type="string">
            <text:p>Room:</text:p>
          </table:table-cell>
          <table:table-cell table:style-name="ce18"/>
          <table:table-cell table:style-name="Default" table:number-columns-repeated="3"/>
          <table:table-cell table:style-name="ce10" office:value-type="string" calcext:value-type="string">
            <text:p>Weekly workload (W) (mA-min):</text:p>
          </table:table-cell>
          <table:table-cell table:style-name="ce23" table:formula="of:=PRODUCT([.H7:.H9])" office:value-type="float" office:value="0" calcext:value-type="float">
            <office:annotation draw:style-name="gr2" draw:text-style-name="P4" svg:width="28.99mm" svg:height="9.91mm" svg:x="202.14mm" svg:y="25.56mm" draw:caption-point-x="-6.1mm" draw:caption-point-y="15.1mm">
              <dc:creator>EM</dc:creator>
              <dc:date>2016-04-02T00:00:00</dc:date>
              <text:p text:style-name="P3"><text:span text:style-name="T2">Weekly workload = N*Wpt*V</text:span></text:p>
            </office:annotation>
            <text:p>0</text:p>
          </table:table-cell>
          <table:table-cell table:number-columns-repeated="4"/>
          <table:table-cell office:value-type="string" calcext:value-type="string">
            <text:p>Steel</text:p>
          </table:table-cell>
          <table:table-cell table:style-name="ce2" table:number-columns-repeated="3"/>
          <table:table-cell table:style-name="ce2" table:formula="of:=[.N10]*[.P10]" office:value-type="float" office:value="0" calcext:value-type="float">
            <text:p>0</text:p>
          </table:table-cell>
          <table:table-cell table:style-name="ce2" table:formula="of:=[.O10]/[.N10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Default"/>
          <table:table-cell table:style-name="ce10" office:value-type="string" calcext:value-type="string">
            <text:p>Type of Room:</text:p>
          </table:table-cell>
          <table:table-cell table:style-name="ce18"/>
          <table:table-cell table:style-name="Default" table:number-columns-repeated="3"/>
          <table:table-cell table:style-name="ce10" office:value-type="string" calcext:value-type="string">
            <text:p>Primary field size (cm^2):</text:p>
          </table:table-cell>
          <table:table-cell table:style-name="ce22"/>
          <table:table-cell table:number-columns-repeated="4"/>
          <table:table-cell office:value-type="string" calcext:value-type="string">
            <text:p>Glass</text:p>
          </table:table-cell>
          <table:table-cell table:style-name="ce2" table:number-columns-repeated="3"/>
          <table:table-cell table:style-name="ce2" table:formula="of:=[.N11]*[.P11]" office:value-type="float" office:value="0" calcext:value-type="float">
            <text:p>0</text:p>
          </table:table-cell>
          <table:table-cell table:style-name="ce2" table:formula="of:=[.O11]/[.N11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10" office:value-type="string" calcext:value-type="string">
            <text:p>Performed by:</text:p>
          </table:table-cell>
          <table:table-cell table:style-name="ce18"/>
          <table:table-cell table:style-name="Default" table:number-columns-repeated="4"/>
          <table:table-cell table:number-columns-repeated="5"/>
          <table:table-cell office:value-type="string" calcext:value-type="string">
            <text:p>Wood</text:p>
          </table:table-cell>
          <table:table-cell table:style-name="ce2" table:number-columns-repeated="3"/>
          <table:table-cell table:style-name="ce2" table:formula="of:=[.N12]*[.P12]" office:value-type="float" office:value="0" calcext:value-type="float">
            <text:p>0</text:p>
          </table:table-cell>
          <table:table-cell table:style-name="ce2" table:formula="of:=[.O12]/[.N12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5"/>
          <table:table-cell office:value-type="string" calcext:value-type="string">
            <text:p>Secondary beam fit coefficients</text:p>
          </table:table-cell>
          <table:table-cell table:number-columns-repeated="1011"/>
        </table:table-row>
        <table:table-row table:style-name="ro3">
          <table:table-cell table:style-name="Default" table:number-columns-repeated="4"/>
          <table:table-cell table:style-name="ce9" office:value-type="string" calcext:value-type="string">
            <text:p>Barrier Informat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Attenuator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g</text:p>
          </table:table-cell>
          <table:table-cell table:style-name="ce25" table:formula="of:=[.N15]&amp;[.P15]" office:value-type="string" office:string-value="ag" calcext:value-type="string">
            <text:p>ag</text:p>
          </table:table-cell>
          <table:table-cell table:style-name="ce25" table:formula="of:=[.O15]&amp;&quot;/&quot;&amp;[.N15]" office:value-type="string" office:string-value="b/a" calcext:value-type="string">
            <text:p>b/a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11" office:value-type="string" calcext:value-type="string" table:number-columns-spanned="2" table:number-rows-spanned="1">
            <text:p>All distances in meters</text:p>
          </table:table-cell>
          <table:covered-table-cell table:style-name="ce2"/>
          <table:table-cell table:style-name="ce2" office:value-type="string" calcext:value-type="string">
            <text:p>Barrier Usage</text:p>
          </table:table-cell>
          <table:table-cell table:style-name="ce2" office:value-type="string" calcext:value-type="string">
            <text:p>Occupancy</text:p>
          </table:table-cell>
          <table:table-cell table:style-name="ce2" office:value-type="string" calcext:value-type="string">
            <office:annotation draw:style-name="gr3" draw:text-style-name="P4" svg:width="28.99mm" svg:height="15.61mm" svg:x="156.98mm" svg:y="52.64mm" draw:caption-point-x="-6.1mm" draw:caption-point-y="15.88mm">
              <dc:creator>EM</dc:creator>
              <dc:date>2016-03-19T00:00:00</dc:date>
              <text:p text:style-name="P3"><text:span text:style-name="T3">Type of area</text:span></text:p>
              <text:p text:style-name="P3"><text:span text:style-name="T3">U - Uncontrolled</text:span></text:p>
              <text:p text:style-name="P3"><text:span text:style-name="T3">C - Controlled</text:span></text:p>
              <text:p text:style-name="P3"><text:span text:style-name="T3">C assumed if blank</text:span></text:p>
            </office:annotation>
            <text:p>Area</text:p>
          </table:table-cell>
          <table:table-cell table:style-name="ce2" office:value-type="string" calcext:value-type="string">
            <office:annotation draw:style-name="gr4" draw:text-style-name="P4" svg:width="28.99mm" svg:height="12.21mm" svg:x="179.56mm" svg:y="52.64mm" draw:caption-point-x="-6.1mm" draw:caption-point-y="15.88mm">
              <dc:creator>EM</dc:creator>
              <dc:date>2016-03-19T00:00:00</dc:date>
              <text:p text:style-name="P3"><text:span text:style-name="T3">Dose limits per NCRP 116 recommendations.</text:span></text:p>
            </office:annotation>
            <text:p>P</text:p>
          </table:table-cell>
          <table:table-cell table:style-name="ce2" office:value-type="string" calcext:value-type="string">
            <office:annotation draw:style-name="gr5" draw:text-style-name="P4" svg:width="28.99mm" svg:height="17.81mm" svg:x="202.14mm" svg:y="53.42mm" draw:caption-point-x="-6.1mm" draw:caption-point-y="15.1mm">
              <dc:creator>EM</dc:creator>
              <dc:date>2016-04-07T00:00:00</dc:date>
              <text:p text:style-name="P3"><text:span text:style-name="T2">Primary beam transmission</text:span></text:p>
              <text:p text:style-name="P3"><text:span text:style-name="T2">Bp = (P*Dpr^2)/(Kpri*W*U*T)</text:span></text:p>
            </office:annotation>
            <text:p>Primary Tx</text:p>
          </table:table-cell>
          <table:table-cell table:style-name="ce2" office:value-type="string" calcext:value-type="string">
            <office:annotation draw:style-name="gr5" draw:text-style-name="P4" svg:width="28.99mm" svg:height="17.81mm" svg:x="224.72mm" svg:y="53.42mm" draw:caption-point-x="-6.1mm" draw:caption-point-y="15.1mm">
              <dc:creator>EM</dc:creator>
              <dc:date>2016-04-07T00:00:00</dc:date>
              <text:p text:style-name="P3"><text:span text:style-name="T2">Secondary transmission</text:span></text:p>
              <text:p text:style-name="P3"><text:span text:style-name="T2">Bsec = (P*Ds^2)/(Ksec*W*T)</text:span></text:p>
            </office:annotation>
            <text:p>Sec Tx</text:p>
          </table:table-cell>
          <table:table-cell table:number-columns-repeated="3"/>
          <table:table-cell office:value-type="string" calcext:value-type="string">
            <text:p>Lead</text:p>
          </table:table-cell>
          <table:table-cell table:style-name="ce2" office:value-type="float" office:value="2.354" calcext:value-type="float">
            <text:p>2.354</text:p>
          </table:table-cell>
          <table:table-cell table:style-name="ce2" office:value-type="float" office:value="14.94" calcext:value-type="float">
            <text:p>14.94</text:p>
          </table:table-cell>
          <table:table-cell table:style-name="ce2" office:value-type="float" office:value="0.7481" calcext:value-type="float">
            <text:p>0.7481</text:p>
          </table:table-cell>
          <table:table-cell table:style-name="ce2" table:formula="of:=[.N16]*[.P16]" office:value-type="float" office:value="1.7610274" calcext:value-type="float">
            <text:p>1.7610274</text:p>
          </table:table-cell>
          <table:table-cell table:style-name="ce2" table:formula="of:=[.O16]/[.N16]" office:value-type="float" office:value="6.34664401019541" calcext:value-type="float">
            <text:p>6.346644010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Barrier</text:p>
          </table:table-cell>
          <table:table-cell table:style-name="ce2" office:value-type="string" calcext:value-type="string">
            <text:p>D(pri)</text:p>
          </table:table-cell>
          <table:table-cell table:style-name="ce2" office:value-type="string" calcext:value-type="string">
            <text:p>D(sec)</text:p>
          </table:table-cell>
          <table:table-cell table:style-name="ce2" office:value-type="string" calcext:value-type="string">
            <office:annotation draw:style-name="gr6" draw:text-style-name="P4" svg:width="28.99mm" svg:height="15.13mm" svg:x="111.83mm" svg:y="57.16mm" draw:caption-point-x="-6.1mm" draw:caption-point-y="15.87mm">
              <dc:creator>EM</dc:creator>
              <dc:date>2016-03-19T00:00:00</dc:date>
              <text:p text:style-name="P3"><text:span text:style-name="T3">Barrier use factor. <text:s/>Leave blank for secondary barriers.</text:span></text:p>
            </office:annotation>
            <text:p>U</text:p>
          </table:table-cell>
          <table:table-cell table:style-name="ce2" office:value-type="string" calcext:value-type="string">
            <office:annotation draw:style-name="gr7" draw:text-style-name="P4" svg:width="28.99mm" svg:height="5.41mm" svg:x="134.41mm" svg:y="57.16mm" draw:caption-point-x="-6.1mm" draw:caption-point-y="15.87mm">
              <dc:creator>EM</dc:creator>
              <dc:date>2016-03-19T00:00:00</dc:date>
              <text:p text:style-name="P3"><text:span text:style-name="T3">Occupancy factor</text:span></text:p>
            </office:annotation>
            <text:p>T</text:p>
          </table:table-cell>
          <table:table-cell table:style-name="ce2" office:value-type="string" calcext:value-type="string">
            <text:p>U or C</text:p>
          </table:table-cell>
          <table:table-cell table:style-name="ce2" office:value-type="string" calcext:value-type="string">
            <text:p>mSv/wk</text:p>
          </table:table-cell>
          <table:table-cell table:style-name="ce2" office:value-type="string" calcext:value-type="string">
            <text:p>Bpri</text:p>
          </table:table-cell>
          <table:table-cell table:style-name="ce2" office:value-type="string" calcext:value-type="string">
            <text:p>Bsec</text:p>
          </table:table-cell>
          <table:table-cell table:number-columns-repeated="3"/>
          <table:table-cell office:value-type="string" calcext:value-type="string">
            <text:p>Concrete</text:p>
          </table:table-cell>
          <table:table-cell table:style-name="ce2" table:number-columns-repeated="3"/>
          <table:table-cell table:style-name="ce2" table:formula="of:=[.N17]*[.P17]" office:value-type="float" office:value="0" calcext:value-type="float">
            <text:p>0</text:p>
          </table:table-cell>
          <table:table-cell table:style-name="ce2" table:formula="of:=[.O17]/[.N17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12" table:number-columns-repeated="5"/>
          <table:table-cell table:style-name="ce6" table:formula="of:=IF([.A18]=&quot;&quot;;&quot;&quot;;IF([.F18]=&quot;U&quot;;0.02;0.1))">
            <text:p/>
          </table:table-cell>
          <table:table-cell table:style-name="ce6" table:formula="of:=IF([.B18]=&quot;&quot;;&quot;&quot;;([.G18]*[.B18]^2)/([.$H$10]*[.$N$1]*[.D18]*[.E18]))">
            <text:p/>
          </table:table-cell>
          <table:table-cell table:style-name="ce6" table:formula="of:=IF([.C18]=&quot;&quot;;&quot;&quot;;([.G18]*[.C18]^2)/([.E18]*[.$H$10]*[.$N$2]))">
            <text:p/>
          </table:table-cell>
          <table:table-cell table:number-columns-repeated="3"/>
          <table:table-cell office:value-type="string" calcext:value-type="string">
            <text:p>Gypsum</text:p>
          </table:table-cell>
          <table:table-cell table:style-name="ce20" table:number-columns-repeated="3"/>
          <table:table-cell table:style-name="ce2" table:formula="of:=[.N18]*[.P18]" office:value-type="float" office:value="0" calcext:value-type="float">
            <text:p>0</text:p>
          </table:table-cell>
          <table:table-cell table:style-name="ce2" table:formula="of:=[.O18]/[.N18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19]=&quot;&quot;;&quot;&quot;;([.G19]*[.B19]^2)/([.$H$10]*[.$N$1]*[.D19]*[.E19]))">
            <text:p/>
          </table:table-cell>
          <table:table-cell table:style-name="ce7" table:formula="of:=IF([.C19]=&quot;&quot;;&quot;&quot;;([.G19]*[.C19]^2)/([.E19]*[.$H$10]*[.$N$2]))">
            <text:p/>
          </table:table-cell>
          <table:table-cell table:number-columns-repeated="3"/>
          <table:table-cell office:value-type="string" calcext:value-type="string">
            <text:p>Steel</text:p>
          </table:table-cell>
          <table:table-cell table:style-name="ce2" table:number-columns-repeated="3"/>
          <table:table-cell table:style-name="ce2" table:formula="of:=[.N19]*[.P19]" office:value-type="float" office:value="0" calcext:value-type="float">
            <text:p>0</text:p>
          </table:table-cell>
          <table:table-cell table:style-name="ce2" table:formula="of:=[.O19]/[.N19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20]=&quot;&quot;;&quot;&quot;;([.G20]*[.B20]^2)/([.$H$10]*[.$N$1]*[.D20]*[.E20]))">
            <text:p/>
          </table:table-cell>
          <table:table-cell table:style-name="ce7" table:formula="of:=IF([.C20]=&quot;&quot;;&quot;&quot;;([.G20]*[.C20]^2)/([.E20]*[.$H$10]*[.$N$2]))">
            <text:p/>
          </table:table-cell>
          <table:table-cell table:number-columns-repeated="3"/>
          <table:table-cell office:value-type="string" calcext:value-type="string">
            <text:p>Glass</text:p>
          </table:table-cell>
          <table:table-cell table:style-name="ce2" table:number-columns-repeated="3"/>
          <table:table-cell table:style-name="ce2" table:formula="of:=[.N20]*[.P20]" office:value-type="float" office:value="0" calcext:value-type="float">
            <text:p>0</text:p>
          </table:table-cell>
          <table:table-cell table:style-name="ce2" table:formula="of:=[.O20]/[.N20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21]=&quot;&quot;;&quot;&quot;;([.G21]*[.B21]^2)/([.$H$10]*[.$N$1]*[.D21]*[.E21]))">
            <text:p/>
          </table:table-cell>
          <table:table-cell table:style-name="ce7" table:formula="of:=IF([.C21]=&quot;&quot;;&quot;&quot;;([.G21]*[.C21]^2)/([.E21]*[.$H$10]*[.$N$2]))">
            <text:p/>
          </table:table-cell>
          <table:table-cell table:number-columns-repeated="3"/>
          <table:table-cell office:value-type="string" calcext:value-type="string">
            <text:p>Wood</text:p>
          </table:table-cell>
          <table:table-cell table:style-name="ce2" table:number-columns-repeated="3"/>
          <table:table-cell table:style-name="ce2" table:formula="of:=[.N21]*[.P21]" office:value-type="float" office:value="0" calcext:value-type="float">
            <text:p>0</text:p>
          </table:table-cell>
          <table:table-cell table:style-name="ce2" table:formula="of:=[.O21]/[.N21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22]=&quot;&quot;;&quot;&quot;;([.G22]*[.B22]^2)/([.$H$10]*[.$N$1]*[.D22]*[.E22]))">
            <text:p/>
          </table:table-cell>
          <table:table-cell table:style-name="ce7" table:formula="of:=IF([.C22]=&quot;&quot;;&quot;&quot;;([.G22]*[.C22]^2)/([.E22]*[.$H$10]*[.$N$2]))">
            <text:p/>
          </table:table-cell>
          <table:table-cell table:number-columns-repeated="1015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23]=&quot;&quot;;&quot;&quot;;([.G23]*[.B23]^2)/([.$H$10]*[.$N$1]*[.D23]*[.E23]))">
            <text:p/>
          </table:table-cell>
          <table:table-cell table:style-name="ce7" table:formula="of:=IF([.C23]=&quot;&quot;;&quot;&quot;;([.G23]*[.C23]^2)/([.E23]*[.$H$10]*[.$N$2]))">
            <text:p/>
          </table:table-cell>
          <table:table-cell table:number-columns-repeated="1015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24]=&quot;&quot;;&quot;&quot;;([.G24]*[.B24]^2)/([.$H$10]*[.$N$1]*[.D24]*[.E24]))">
            <text:p/>
          </table:table-cell>
          <table:table-cell table:style-name="ce7" table:formula="of:=IF([.C24]=&quot;&quot;;&quot;&quot;;([.G24]*[.C24]^2)/([.E24]*[.$H$10]*[.$N$2]))">
            <text:p/>
          </table:table-cell>
          <table:table-cell table:number-columns-repeated="1015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25]=&quot;&quot;;&quot;&quot;;([.G25]*[.B25]^2)/([.$H$10]*[.$N$1]*[.D25]*[.E25]))">
            <text:p/>
          </table:table-cell>
          <table:table-cell table:style-name="ce7" table:formula="of:=IF([.C25]=&quot;&quot;;&quot;&quot;;([.G25]*[.C25]^2)/([.E25]*[.$H$10]*[.$N$2]))">
            <text:p/>
          </table:table-cell>
          <table:table-cell table:number-columns-repeated="1015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26]=&quot;&quot;;&quot;&quot;;([.G26]*[.B26]^2)/([.$H$10]*[.$N$1]*[.D26]*[.E26]))">
            <text:p/>
          </table:table-cell>
          <table:table-cell table:style-name="ce7" table:formula="of:=IF([.C26]=&quot;&quot;;&quot;&quot;;([.G26]*[.C26]^2)/([.E26]*[.$H$10]*[.$N$2]))">
            <text:p/>
          </table:table-cell>
          <table:table-cell table:number-columns-repeated="1015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27]=&quot;&quot;;&quot;&quot;;([.G27]*[.B27]^2)/([.$H$10]*[.$N$1]*[.D27]*[.E27]))">
            <text:p/>
          </table:table-cell>
          <table:table-cell table:style-name="ce7" table:formula="of:=IF([.C27]=&quot;&quot;;&quot;&quot;;([.G27]*[.C27]^2)/([.E27]*[.$H$10]*[.$N$2]))">
            <text:p/>
          </table:table-cell>
          <table:table-cell table:number-columns-repeated="1015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28]=&quot;&quot;;&quot;&quot;;([.G28]*[.B28]^2)/([.$H$10]*[.$N$1]*[.D28]*[.E28]))">
            <text:p/>
          </table:table-cell>
          <table:table-cell table:style-name="ce7" table:formula="of:=IF([.C28]=&quot;&quot;;&quot;&quot;;([.G28]*[.C28]^2)/([.E28]*[.$H$10]*[.$N$2]))">
            <text:p/>
          </table:table-cell>
          <table:table-cell table:number-columns-repeated="1015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29]=&quot;&quot;;&quot;&quot;;([.G29]*[.B29]^2)/([.$H$10]*[.$N$1]*[.D29]*[.E29]))">
            <text:p/>
          </table:table-cell>
          <table:table-cell table:style-name="ce7" table:formula="of:=IF([.C29]=&quot;&quot;;&quot;&quot;;([.G29]*[.C29]^2)/([.E29]*[.$H$10]*[.$N$2]))">
            <text:p/>
          </table:table-cell>
          <table:table-cell table:number-columns-repeated="1015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30]=&quot;&quot;;&quot;&quot;;([.G30]*[.B30]^2)/([.$H$10]*[.$N$1]*[.D30]*[.E30]))">
            <text:p/>
          </table:table-cell>
          <table:table-cell table:style-name="ce7" table:formula="of:=IF([.C30]=&quot;&quot;;&quot;&quot;;([.G30]*[.C30]^2)/([.E30]*[.$H$10]*[.$N$2]))">
            <text:p/>
          </table:table-cell>
          <table:table-cell table:number-columns-repeated="1015"/>
        </table:table-row>
        <table:table-row table:style-name="ro2">
          <table:table-cell table:style-name="ce4"/>
          <table:table-cell table:style-name="ce13" table:number-columns-repeated="5"/>
          <table:table-cell/>
          <table:table-cell table:style-name="ce7" table:formula="of:=IF([.B31]=&quot;&quot;;&quot;&quot;;([.G31]*[.B31]^2)/([.$H$10]*[.$N$1]*[.D31]*[.E31]))">
            <text:p/>
          </table:table-cell>
          <table:table-cell table:style-name="ce7" table:formula="of:=IF([.C31]=&quot;&quot;;&quot;&quot;;([.G31]*[.C31]^2)/([.E31]*[.$H$10]*[.$N$2]))">
            <text:p/>
          </table:table-cell>
          <table:table-cell table:number-columns-repeated="1015"/>
        </table:table-row>
        <table:table-row table:style-name="ro2">
          <table:table-cell table:style-name="ce5"/>
          <table:table-cell table:style-name="ce14" table:number-columns-repeated="5"/>
          <table:table-cell table:style-name="ce8"/>
          <table:table-cell table:style-name="ce8" table:formula="of:=IF([.B32]=&quot;&quot;;&quot;&quot;;([.G32]*[.B32]^2)/([.$H$10]*[.$N$1]*[.D32]*[.E32]))">
            <text:p/>
          </table:table-cell>
          <table:table-cell table:style-name="ce8" table:formula="of:=IF([.C32]=&quot;&quot;;&quot;&quot;;([.G32]*[.C32]^2)/([.E32]*[.$H$10]*[.$N$2]))">
            <text:p/>
          </table:table-cell>
          <table:table-cell table:number-columns-repeated="1015"/>
        </table:table-row>
        <table:table-row table:style-name="ro2" table:number-rows-repeated="3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Default" office:value-type="string" calcext:value-type="string">
            <text:p>Shielding Requirements (mm)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Default"/>
          <table:table-cell table:style-name="ce15" office:value-type="string" calcext:value-type="string" table:number-columns-spanned="6" table:number-rows-spanned="1">
            <text:p>Primary</text:p>
          </table:table-cell>
          <table:covered-table-cell table:number-columns-repeated="5" table:style-name="Default"/>
          <table:table-cell table:number-columns-repeated="1017"/>
        </table:table-row>
        <table:table-row table:style-name="ro2">
          <table:table-cell table:style-name="ce6" office:value-type="string" calcext:value-type="string">
            <text:p>Barrier</text:p>
          </table:table-cell>
          <table:table-cell table:style-name="ce6" office:value-type="string" calcext:value-type="string">
            <text:p>Lead</text:p>
          </table:table-cell>
          <table:table-cell table:style-name="ce6" office:value-type="string" calcext:value-type="string">
            <text:p>Concrete</text:p>
          </table:table-cell>
          <table:table-cell table:style-name="ce6" office:value-type="string" calcext:value-type="string">
            <text:p>Gypsum</text:p>
          </table:table-cell>
          <table:table-cell table:style-name="ce6" office:value-type="string" calcext:value-type="string">
            <text:p>Steel</text:p>
          </table:table-cell>
          <table:table-cell table:style-name="ce6" office:value-type="string" calcext:value-type="string">
            <text:p>Glass</text:p>
          </table:table-cell>
          <table:table-cell table:style-name="ce6" office:value-type="string" calcext:value-type="string">
            <text:p>Wood</text:p>
          </table:table-cell>
          <table:table-cell table:number-columns-repeated="1017"/>
        </table:table-row>
        <table:table-row table:style-name="ro2">
          <table:table-cell table:formula="of:=IF([.A18]=&quot;&quot;;&quot;&quot;;[.A18])">
            <text:p/>
          </table:table-cell>
          <table:table-cell table:formula="of:=IF([.$H18]=&quot;&quot;;&quot;&quot;;LN(((1/[.$H18])^[.$P$7]+[.$R$7])/(1+[.$R$7]))/[.$Q$7])">
            <text:p/>
          </table:table-cell>
          <table:table-cell table:formula="of:=IF([.$H18]=&quot;&quot;;&quot;&quot;;LN(((1/[.$H18])^[.$P$8]+[.$R$8])/(1+[.$R$8]))/[.$Q$8])">
            <text:p/>
          </table:table-cell>
          <table:table-cell table:formula="of:=IF([.$H18]=&quot;&quot;;&quot;&quot;;LN(((1/[.$H18])^[.$P$9]+[.$R$9])/(1+[.$R$9]))/[.$Q$9])">
            <text:p/>
          </table:table-cell>
          <table:table-cell table:formula="of:=IF([.$H18]=&quot;&quot;;&quot;&quot;;LN(((1/[.$H18])^[.$P$10]+[.$R$10])/(1+[.$R$10]))/[.$Q$10])">
            <text:p/>
          </table:table-cell>
          <table:table-cell table:formula="of:=IF([.$H18]=&quot;&quot;;&quot;&quot;;LN(((1/[.$H18])^[.$P$11]+[.$R$11])/(1+[.$R$11]))/[.$Q$11])">
            <text:p/>
          </table:table-cell>
          <table:table-cell table:formula="of:=IF([.$H18]=&quot;&quot;;&quot;&quot;;LN(((1/[.$H18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19]=&quot;&quot;;&quot;&quot;;[.A19])">
            <text:p/>
          </table:table-cell>
          <table:table-cell table:formula="of:=IF([.$H19]=&quot;&quot;;&quot;&quot;;LN(((1/[.$H19])^[.$P$7]+[.$R$7])/(1+[.$R$7]))/[.$Q$7])">
            <text:p/>
          </table:table-cell>
          <table:table-cell table:formula="of:=IF([.$H19]=&quot;&quot;;&quot;&quot;;LN(((1/[.$H19])^[.$P$8]+[.$R$8])/(1+[.$R$8]))/[.$Q$8])">
            <text:p/>
          </table:table-cell>
          <table:table-cell table:formula="of:=IF([.$H19]=&quot;&quot;;&quot;&quot;;LN(((1/[.$H19])^[.$P$9]+[.$R$9])/(1+[.$R$9]))/[.$Q$9])">
            <text:p/>
          </table:table-cell>
          <table:table-cell table:formula="of:=IF([.$H19]=&quot;&quot;;&quot;&quot;;LN(((1/[.$H19])^[.$P$10]+[.$R$10])/(1+[.$R$10]))/[.$Q$10])">
            <text:p/>
          </table:table-cell>
          <table:table-cell table:formula="of:=IF([.$H19]=&quot;&quot;;&quot;&quot;;LN(((1/[.$H19])^[.$P$11]+[.$R$11])/(1+[.$R$11]))/[.$Q$11])">
            <text:p/>
          </table:table-cell>
          <table:table-cell table:formula="of:=IF([.$H19]=&quot;&quot;;&quot;&quot;;LN(((1/[.$H19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20]=&quot;&quot;;&quot;&quot;;[.A20])">
            <text:p/>
          </table:table-cell>
          <table:table-cell table:formula="of:=IF([.$H20]=&quot;&quot;;&quot;&quot;;LN(((1/[.$H20])^[.$P$7]+[.$R$7])/(1+[.$R$7]))/[.$Q$7])">
            <text:p/>
          </table:table-cell>
          <table:table-cell table:formula="of:=IF([.$H20]=&quot;&quot;;&quot;&quot;;LN(((1/[.$H20])^[.$P$8]+[.$R$8])/(1+[.$R$8]))/[.$Q$8])">
            <text:p/>
          </table:table-cell>
          <table:table-cell table:formula="of:=IF([.$H20]=&quot;&quot;;&quot;&quot;;LN(((1/[.$H20])^[.$P$9]+[.$R$9])/(1+[.$R$9]))/[.$Q$9])">
            <text:p/>
          </table:table-cell>
          <table:table-cell table:formula="of:=IF([.$H20]=&quot;&quot;;&quot;&quot;;LN(((1/[.$H20])^[.$P$10]+[.$R$10])/(1+[.$R$10]))/[.$Q$10])">
            <text:p/>
          </table:table-cell>
          <table:table-cell table:formula="of:=IF([.$H20]=&quot;&quot;;&quot;&quot;;LN(((1/[.$H20])^[.$P$11]+[.$R$11])/(1+[.$R$11]))/[.$Q$11])">
            <text:p/>
          </table:table-cell>
          <table:table-cell table:formula="of:=IF([.$H20]=&quot;&quot;;&quot;&quot;;LN(((1/[.$H20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21]=&quot;&quot;;&quot;&quot;;[.A21])">
            <text:p/>
          </table:table-cell>
          <table:table-cell table:formula="of:=IF([.$H21]=&quot;&quot;;&quot;&quot;;LN(((1/[.$H21])^[.$P$7]+[.$R$7])/(1+[.$R$7]))/[.$Q$7])">
            <text:p/>
          </table:table-cell>
          <table:table-cell table:formula="of:=IF([.$H21]=&quot;&quot;;&quot;&quot;;LN(((1/[.$H21])^[.$P$8]+[.$R$8])/(1+[.$R$8]))/[.$Q$8])">
            <text:p/>
          </table:table-cell>
          <table:table-cell table:formula="of:=IF([.$H21]=&quot;&quot;;&quot;&quot;;LN(((1/[.$H21])^[.$P$9]+[.$R$9])/(1+[.$R$9]))/[.$Q$9])">
            <text:p/>
          </table:table-cell>
          <table:table-cell table:formula="of:=IF([.$H21]=&quot;&quot;;&quot;&quot;;LN(((1/[.$H21])^[.$P$10]+[.$R$10])/(1+[.$R$10]))/[.$Q$10])">
            <text:p/>
          </table:table-cell>
          <table:table-cell table:formula="of:=IF([.$H21]=&quot;&quot;;&quot;&quot;;LN(((1/[.$H21])^[.$P$11]+[.$R$11])/(1+[.$R$11]))/[.$Q$11])">
            <text:p/>
          </table:table-cell>
          <table:table-cell table:formula="of:=IF([.$H21]=&quot;&quot;;&quot;&quot;;LN(((1/[.$H21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22]=&quot;&quot;;&quot;&quot;;[.A22])">
            <text:p/>
          </table:table-cell>
          <table:table-cell table:formula="of:=IF([.$H22]=&quot;&quot;;&quot;&quot;;LN(((1/[.$H22])^[.$P$7]+[.$R$7])/(1+[.$R$7]))/[.$Q$7])">
            <text:p/>
          </table:table-cell>
          <table:table-cell table:formula="of:=IF([.$H22]=&quot;&quot;;&quot;&quot;;LN(((1/[.$H22])^[.$P$8]+[.$R$8])/(1+[.$R$8]))/[.$Q$8])">
            <text:p/>
          </table:table-cell>
          <table:table-cell table:formula="of:=IF([.$H22]=&quot;&quot;;&quot;&quot;;LN(((1/[.$H22])^[.$P$9]+[.$R$9])/(1+[.$R$9]))/[.$Q$9])">
            <text:p/>
          </table:table-cell>
          <table:table-cell table:formula="of:=IF([.$H22]=&quot;&quot;;&quot;&quot;;LN(((1/[.$H22])^[.$P$10]+[.$R$10])/(1+[.$R$10]))/[.$Q$10])">
            <text:p/>
          </table:table-cell>
          <table:table-cell table:formula="of:=IF([.$H22]=&quot;&quot;;&quot;&quot;;LN(((1/[.$H22])^[.$P$11]+[.$R$11])/(1+[.$R$11]))/[.$Q$11])">
            <text:p/>
          </table:table-cell>
          <table:table-cell table:formula="of:=IF([.$H22]=&quot;&quot;;&quot;&quot;;LN(((1/[.$H22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23]=&quot;&quot;;&quot;&quot;;[.A23])">
            <text:p/>
          </table:table-cell>
          <table:table-cell table:formula="of:=IF([.$H23]=&quot;&quot;;&quot;&quot;;LN(((1/[.$H23])^[.$P$7]+[.$R$7])/(1+[.$R$7]))/[.$Q$7])">
            <text:p/>
          </table:table-cell>
          <table:table-cell table:formula="of:=IF([.$H23]=&quot;&quot;;&quot;&quot;;LN(((1/[.$H23])^[.$P$8]+[.$R$8])/(1+[.$R$8]))/[.$Q$8])">
            <text:p/>
          </table:table-cell>
          <table:table-cell table:formula="of:=IF([.$H23]=&quot;&quot;;&quot;&quot;;LN(((1/[.$H23])^[.$P$9]+[.$R$9])/(1+[.$R$9]))/[.$Q$9])">
            <text:p/>
          </table:table-cell>
          <table:table-cell table:formula="of:=IF([.$H23]=&quot;&quot;;&quot;&quot;;LN(((1/[.$H23])^[.$P$10]+[.$R$10])/(1+[.$R$10]))/[.$Q$10])">
            <text:p/>
          </table:table-cell>
          <table:table-cell table:formula="of:=IF([.$H23]=&quot;&quot;;&quot;&quot;;LN(((1/[.$H23])^[.$P$11]+[.$R$11])/(1+[.$R$11]))/[.$Q$11])">
            <text:p/>
          </table:table-cell>
          <table:table-cell table:formula="of:=IF([.$H23]=&quot;&quot;;&quot;&quot;;LN(((1/[.$H23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24]=&quot;&quot;;&quot;&quot;;[.A24])">
            <text:p/>
          </table:table-cell>
          <table:table-cell table:formula="of:=IF([.$H24]=&quot;&quot;;&quot;&quot;;LN(((1/[.$H24])^[.$P$7]+[.$R$7])/(1+[.$R$7]))/[.$Q$7])">
            <text:p/>
          </table:table-cell>
          <table:table-cell table:formula="of:=IF([.$H24]=&quot;&quot;;&quot;&quot;;LN(((1/[.$H24])^[.$P$8]+[.$R$8])/(1+[.$R$8]))/[.$Q$8])">
            <text:p/>
          </table:table-cell>
          <table:table-cell table:formula="of:=IF([.$H24]=&quot;&quot;;&quot;&quot;;LN(((1/[.$H24])^[.$P$9]+[.$R$9])/(1+[.$R$9]))/[.$Q$9])">
            <text:p/>
          </table:table-cell>
          <table:table-cell table:formula="of:=IF([.$H24]=&quot;&quot;;&quot;&quot;;LN(((1/[.$H24])^[.$P$10]+[.$R$10])/(1+[.$R$10]))/[.$Q$10])">
            <text:p/>
          </table:table-cell>
          <table:table-cell table:formula="of:=IF([.$H24]=&quot;&quot;;&quot;&quot;;LN(((1/[.$H24])^[.$P$11]+[.$R$11])/(1+[.$R$11]))/[.$Q$11])">
            <text:p/>
          </table:table-cell>
          <table:table-cell table:formula="of:=IF([.$H24]=&quot;&quot;;&quot;&quot;;LN(((1/[.$H24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25]=&quot;&quot;;&quot;&quot;;[.A25])">
            <text:p/>
          </table:table-cell>
          <table:table-cell table:formula="of:=IF([.$H25]=&quot;&quot;;&quot;&quot;;LN(((1/[.$H25])^[.$P$7]+[.$R$7])/(1+[.$R$7]))/[.$Q$7])">
            <text:p/>
          </table:table-cell>
          <table:table-cell table:formula="of:=IF([.$H25]=&quot;&quot;;&quot;&quot;;LN(((1/[.$H25])^[.$P$8]+[.$R$8])/(1+[.$R$8]))/[.$Q$8])">
            <text:p/>
          </table:table-cell>
          <table:table-cell table:formula="of:=IF([.$H25]=&quot;&quot;;&quot;&quot;;LN(((1/[.$H25])^[.$P$9]+[.$R$9])/(1+[.$R$9]))/[.$Q$9])">
            <text:p/>
          </table:table-cell>
          <table:table-cell table:formula="of:=IF([.$H25]=&quot;&quot;;&quot;&quot;;LN(((1/[.$H25])^[.$P$10]+[.$R$10])/(1+[.$R$10]))/[.$Q$10])">
            <text:p/>
          </table:table-cell>
          <table:table-cell table:formula="of:=IF([.$H25]=&quot;&quot;;&quot;&quot;;LN(((1/[.$H25])^[.$P$11]+[.$R$11])/(1+[.$R$11]))/[.$Q$11])">
            <text:p/>
          </table:table-cell>
          <table:table-cell table:formula="of:=IF([.$H25]=&quot;&quot;;&quot;&quot;;LN(((1/[.$H25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26]=&quot;&quot;;&quot;&quot;;[.A26])">
            <text:p/>
          </table:table-cell>
          <table:table-cell table:formula="of:=IF([.$H26]=&quot;&quot;;&quot;&quot;;LN(((1/[.$H26])^[.$P$7]+[.$R$7])/(1+[.$R$7]))/[.$Q$7])">
            <text:p/>
          </table:table-cell>
          <table:table-cell table:formula="of:=IF([.$H26]=&quot;&quot;;&quot;&quot;;LN(((1/[.$H26])^[.$P$8]+[.$R$8])/(1+[.$R$8]))/[.$Q$8])">
            <text:p/>
          </table:table-cell>
          <table:table-cell table:formula="of:=IF([.$H26]=&quot;&quot;;&quot;&quot;;LN(((1/[.$H26])^[.$P$9]+[.$R$9])/(1+[.$R$9]))/[.$Q$9])">
            <text:p/>
          </table:table-cell>
          <table:table-cell table:formula="of:=IF([.$H26]=&quot;&quot;;&quot;&quot;;LN(((1/[.$H26])^[.$P$10]+[.$R$10])/(1+[.$R$10]))/[.$Q$10])">
            <text:p/>
          </table:table-cell>
          <table:table-cell table:formula="of:=IF([.$H26]=&quot;&quot;;&quot;&quot;;LN(((1/[.$H26])^[.$P$11]+[.$R$11])/(1+[.$R$11]))/[.$Q$11])">
            <text:p/>
          </table:table-cell>
          <table:table-cell table:formula="of:=IF([.$H26]=&quot;&quot;;&quot;&quot;;LN(((1/[.$H26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27]=&quot;&quot;;&quot;&quot;;[.A27])">
            <text:p/>
          </table:table-cell>
          <table:table-cell table:formula="of:=IF([.$H27]=&quot;&quot;;&quot;&quot;;LN(((1/[.$H27])^[.$P$7]+[.$R$7])/(1+[.$R$7]))/[.$Q$7])">
            <text:p/>
          </table:table-cell>
          <table:table-cell table:formula="of:=IF([.$H27]=&quot;&quot;;&quot;&quot;;LN(((1/[.$H27])^[.$P$8]+[.$R$8])/(1+[.$R$8]))/[.$Q$8])">
            <text:p/>
          </table:table-cell>
          <table:table-cell table:formula="of:=IF([.$H27]=&quot;&quot;;&quot;&quot;;LN(((1/[.$H27])^[.$P$9]+[.$R$9])/(1+[.$R$9]))/[.$Q$9])">
            <text:p/>
          </table:table-cell>
          <table:table-cell table:formula="of:=IF([.$H27]=&quot;&quot;;&quot;&quot;;LN(((1/[.$H27])^[.$P$10]+[.$R$10])/(1+[.$R$10]))/[.$Q$10])">
            <text:p/>
          </table:table-cell>
          <table:table-cell table:formula="of:=IF([.$H27]=&quot;&quot;;&quot;&quot;;LN(((1/[.$H27])^[.$P$11]+[.$R$11])/(1+[.$R$11]))/[.$Q$11])">
            <text:p/>
          </table:table-cell>
          <table:table-cell table:formula="of:=IF([.$H27]=&quot;&quot;;&quot;&quot;;LN(((1/[.$H27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28]=&quot;&quot;;&quot;&quot;;[.A28])">
            <text:p/>
          </table:table-cell>
          <table:table-cell table:formula="of:=IF([.$H28]=&quot;&quot;;&quot;&quot;;LN(((1/[.$H28])^[.$P$7]+[.$R$7])/(1+[.$R$7]))/[.$Q$7])">
            <text:p/>
          </table:table-cell>
          <table:table-cell table:formula="of:=IF([.$H28]=&quot;&quot;;&quot;&quot;;LN(((1/[.$H28])^[.$P$8]+[.$R$8])/(1+[.$R$8]))/[.$Q$8])">
            <text:p/>
          </table:table-cell>
          <table:table-cell table:formula="of:=IF([.$H28]=&quot;&quot;;&quot;&quot;;LN(((1/[.$H28])^[.$P$9]+[.$R$9])/(1+[.$R$9]))/[.$Q$9])">
            <text:p/>
          </table:table-cell>
          <table:table-cell table:formula="of:=IF([.$H28]=&quot;&quot;;&quot;&quot;;LN(((1/[.$H28])^[.$P$10]+[.$R$10])/(1+[.$R$10]))/[.$Q$10])">
            <text:p/>
          </table:table-cell>
          <table:table-cell table:formula="of:=IF([.$H28]=&quot;&quot;;&quot;&quot;;LN(((1/[.$H28])^[.$P$11]+[.$R$11])/(1+[.$R$11]))/[.$Q$11])">
            <text:p/>
          </table:table-cell>
          <table:table-cell table:formula="of:=IF([.$H28]=&quot;&quot;;&quot;&quot;;LN(((1/[.$H28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29]=&quot;&quot;;&quot;&quot;;[.A29])">
            <text:p/>
          </table:table-cell>
          <table:table-cell table:formula="of:=IF([.$H29]=&quot;&quot;;&quot;&quot;;LN(((1/[.$H29])^[.$P$7]+[.$R$7])/(1+[.$R$7]))/[.$Q$7])">
            <text:p/>
          </table:table-cell>
          <table:table-cell table:formula="of:=IF([.$H29]=&quot;&quot;;&quot;&quot;;LN(((1/[.$H29])^[.$P$8]+[.$R$8])/(1+[.$R$8]))/[.$Q$8])">
            <text:p/>
          </table:table-cell>
          <table:table-cell table:formula="of:=IF([.$H29]=&quot;&quot;;&quot;&quot;;LN(((1/[.$H29])^[.$P$9]+[.$R$9])/(1+[.$R$9]))/[.$Q$9])">
            <text:p/>
          </table:table-cell>
          <table:table-cell table:formula="of:=IF([.$H29]=&quot;&quot;;&quot;&quot;;LN(((1/[.$H29])^[.$P$10]+[.$R$10])/(1+[.$R$10]))/[.$Q$10])">
            <text:p/>
          </table:table-cell>
          <table:table-cell table:formula="of:=IF([.$H29]=&quot;&quot;;&quot;&quot;;LN(((1/[.$H29])^[.$P$11]+[.$R$11])/(1+[.$R$11]))/[.$Q$11])">
            <text:p/>
          </table:table-cell>
          <table:table-cell table:formula="of:=IF([.$H29]=&quot;&quot;;&quot;&quot;;LN(((1/[.$H29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30]=&quot;&quot;;&quot;&quot;;[.A30])">
            <text:p/>
          </table:table-cell>
          <table:table-cell table:formula="of:=IF([.$H30]=&quot;&quot;;&quot;&quot;;LN(((1/[.$H30])^[.$P$7]+[.$R$7])/(1+[.$R$7]))/[.$Q$7])">
            <text:p/>
          </table:table-cell>
          <table:table-cell table:formula="of:=IF([.$H30]=&quot;&quot;;&quot;&quot;;LN(((1/[.$H30])^[.$P$8]+[.$R$8])/(1+[.$R$8]))/[.$Q$8])">
            <text:p/>
          </table:table-cell>
          <table:table-cell table:formula="of:=IF([.$H30]=&quot;&quot;;&quot;&quot;;LN(((1/[.$H30])^[.$P$9]+[.$R$9])/(1+[.$R$9]))/[.$Q$9])">
            <text:p/>
          </table:table-cell>
          <table:table-cell table:formula="of:=IF([.$H30]=&quot;&quot;;&quot;&quot;;LN(((1/[.$H30])^[.$P$10]+[.$R$10])/(1+[.$R$10]))/[.$Q$10])">
            <text:p/>
          </table:table-cell>
          <table:table-cell table:formula="of:=IF([.$H30]=&quot;&quot;;&quot;&quot;;LN(((1/[.$H30])^[.$P$11]+[.$R$11])/(1+[.$R$11]))/[.$Q$11])">
            <text:p/>
          </table:table-cell>
          <table:table-cell table:formula="of:=IF([.$H30]=&quot;&quot;;&quot;&quot;;LN(((1/[.$H30])^[.$P$12]+[.$R$12])/(1+[.$R$12]))/[.$Q$12])">
            <text:p/>
          </table:table-cell>
          <table:table-cell table:number-columns-repeated="1017"/>
        </table:table-row>
        <table:table-row table:style-name="ro2">
          <table:table-cell table:formula="of:=IF([.A31]=&quot;&quot;;&quot;&quot;;[.A31])">
            <text:p/>
          </table:table-cell>
          <table:table-cell table:formula="of:=IF([.$H31]=&quot;&quot;;&quot;&quot;;LN(((1/[.$H31])^[.$P$7]+[.$R$7])/(1+[.$R$7]))/[.$Q$7])">
            <text:p/>
          </table:table-cell>
          <table:table-cell table:formula="of:=IF([.$H31]=&quot;&quot;;&quot;&quot;;LN(((1/[.$H31])^[.$P$8]+[.$R$8])/(1+[.$R$8]))/[.$Q$8])">
            <text:p/>
          </table:table-cell>
          <table:table-cell table:formula="of:=IF([.$H31]=&quot;&quot;;&quot;&quot;;LN(((1/[.$H31])^[.$P$9]+[.$R$9])/(1+[.$R$9]))/[.$Q$9])">
            <text:p/>
          </table:table-cell>
          <table:table-cell table:formula="of:=IF([.$H31]=&quot;&quot;;&quot;&quot;;LN(((1/[.$H31])^[.$P$10]+[.$R$10])/(1+[.$R$10]))/[.$Q$10])">
            <text:p/>
          </table:table-cell>
          <table:table-cell table:formula="of:=IF([.$H31]=&quot;&quot;;&quot;&quot;;LN(((1/[.$H31])^[.$P$11]+[.$R$11])/(1+[.$R$11]))/[.$Q$11])">
            <text:p/>
          </table:table-cell>
          <table:table-cell table:formula="of:=IF([.$H31]=&quot;&quot;;&quot;&quot;;LN(((1/[.$H31])^[.$P$12]+[.$R$12])/(1+[.$R$12]))/[.$Q$12])">
            <text:p/>
          </table:table-cell>
          <table:table-cell table:number-columns-repeated="1017"/>
        </table:table-row>
        <table:table-row table:style-name="ro2">
          <table:table-cell table:style-name="ce8" table:formula="of:=IF([.A32]=&quot;&quot;;&quot;&quot;;[.A32])">
            <text:p/>
          </table:table-cell>
          <table:table-cell table:style-name="ce8" table:formula="of:=IF([.$H32]=&quot;&quot;;&quot;&quot;;LN(((1/[.$H32])^[.$P$7]+[.$R$7])/(1+[.$R$7]))/[.$Q$7])">
            <text:p/>
          </table:table-cell>
          <table:table-cell table:style-name="ce8" table:formula="of:=IF([.$H32]=&quot;&quot;;&quot;&quot;;LN(((1/[.$H32])^[.$P$8]+[.$R$8])/(1+[.$R$8]))/[.$Q$8])">
            <text:p/>
          </table:table-cell>
          <table:table-cell table:style-name="ce8" table:formula="of:=IF([.$H32]=&quot;&quot;;&quot;&quot;;LN(((1/[.$H32])^[.$P$9]+[.$R$9])/(1+[.$R$9]))/[.$Q$9])">
            <text:p/>
          </table:table-cell>
          <table:table-cell table:style-name="ce8" table:formula="of:=IF([.$H32]=&quot;&quot;;&quot;&quot;;LN(((1/[.$H32])^[.$P$10]+[.$R$10])/(1+[.$R$10]))/[.$Q$10])">
            <text:p/>
          </table:table-cell>
          <table:table-cell table:style-name="ce8" table:formula="of:=IF([.$H32]=&quot;&quot;;&quot;&quot;;LN(((1/[.$H32])^[.$P$11]+[.$R$11])/(1+[.$R$11]))/[.$Q$11])">
            <text:p/>
          </table:table-cell>
          <table:table-cell table:style-name="ce8" table:formula="of:=IF([.$H32]=&quot;&quot;;&quot;&quot;;LN(((1/[.$H32])^[.$P$12]+[.$R$12])/(1+[.$R$12]))/[.$Q$12])">
            <text:p/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15" office:value-type="string" calcext:value-type="string" table:number-columns-spanned="6" table:number-rows-spanned="1">
            <text:p>Secondary</text:p>
          </table:table-cell>
          <table:covered-table-cell table:number-columns-repeated="5" table:style-name="Default"/>
          <table:table-cell table:number-columns-repeated="1017"/>
        </table:table-row>
        <table:table-row table:style-name="ro2">
          <table:table-cell table:style-name="ce6" office:value-type="string" calcext:value-type="string">
            <text:p>Barrier</text:p>
          </table:table-cell>
          <table:table-cell table:style-name="ce6" office:value-type="string" calcext:value-type="string">
            <text:p>Lead</text:p>
          </table:table-cell>
          <table:table-cell table:style-name="ce6" office:value-type="string" calcext:value-type="string">
            <text:p>Concrete</text:p>
          </table:table-cell>
          <table:table-cell table:style-name="ce6" office:value-type="string" calcext:value-type="string">
            <text:p>Gypsum</text:p>
          </table:table-cell>
          <table:table-cell table:style-name="ce6" office:value-type="string" calcext:value-type="string">
            <text:p>Steel</text:p>
          </table:table-cell>
          <table:table-cell table:style-name="ce6" office:value-type="string" calcext:value-type="string">
            <text:p>Glass</text:p>
          </table:table-cell>
          <table:table-cell table:style-name="ce6" office:value-type="string" calcext:value-type="string">
            <text:p>Wood</text:p>
          </table:table-cell>
          <table:table-cell table:number-columns-repeated="1017"/>
        </table:table-row>
        <table:table-row table:style-name="ro2">
          <table:table-cell table:formula="of:=IF([.A18]=&quot;&quot;;&quot;&quot;;[.A18])">
            <text:p/>
          </table:table-cell>
          <table:table-cell table:formula="of:=IF([.$I18]=&quot;&quot;;&quot;&quot;;LN(((1/[.$I18])^[.$P$16]+[.$R$16])/(1+[.$R$16]))/[.$Q$16])">
            <text:p/>
          </table:table-cell>
          <table:table-cell table:formula="of:=IF([.$I18]=&quot;&quot;;&quot;&quot;;LN(((1/[.$I18])^[.$P$17]+[.$R$17])/(1+[.$R$17]))/[.$Q$17])">
            <text:p/>
          </table:table-cell>
          <table:table-cell table:formula="of:=IF([.$I18]=&quot;&quot;;&quot;&quot;;LN(((1/[.$I18])^[.$P$18]+[.$R$18])/(1+[.$R$18]))/[.$Q$18])">
            <text:p/>
          </table:table-cell>
          <table:table-cell table:formula="of:=IF([.$I18]=&quot;&quot;;&quot;&quot;;LN(((1/[.$I18])^[.$P$19]+[.$R$19])/(1+[.$R$19]))/[.$Q$19])">
            <text:p/>
          </table:table-cell>
          <table:table-cell table:formula="of:=IF([.$I18]=&quot;&quot;;&quot;&quot;;LN(((1/[.$I18])^[.$P$20]+[.$R$20])/(1+[.$R$20]))/[.$Q$20])">
            <text:p/>
          </table:table-cell>
          <table:table-cell table:formula="of:=IF([.$I18]=&quot;&quot;;&quot;&quot;;LN(((1/[.$I18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19]=&quot;&quot;;&quot;&quot;;[.A19])">
            <text:p/>
          </table:table-cell>
          <table:table-cell table:formula="of:=IF([.$I19]=&quot;&quot;;&quot;&quot;;LN(((1/[.$I19])^[.$P$16]+[.$R$16])/(1+[.$R$16]))/[.$Q$16])">
            <text:p/>
          </table:table-cell>
          <table:table-cell table:formula="of:=IF([.$I19]=&quot;&quot;;&quot;&quot;;LN(((1/[.$I19])^[.$P$17]+[.$R$17])/(1+[.$R$17]))/[.$Q$17])">
            <text:p/>
          </table:table-cell>
          <table:table-cell table:formula="of:=IF([.$I19]=&quot;&quot;;&quot;&quot;;LN(((1/[.$I19])^[.$P$18]+[.$R$18])/(1+[.$R$18]))/[.$Q$18])">
            <text:p/>
          </table:table-cell>
          <table:table-cell table:formula="of:=IF([.$I19]=&quot;&quot;;&quot;&quot;;LN(((1/[.$I19])^[.$P$19]+[.$R$19])/(1+[.$R$19]))/[.$Q$19])">
            <text:p/>
          </table:table-cell>
          <table:table-cell table:formula="of:=IF([.$I19]=&quot;&quot;;&quot;&quot;;LN(((1/[.$I19])^[.$P$20]+[.$R$20])/(1+[.$R$20]))/[.$Q$20])">
            <text:p/>
          </table:table-cell>
          <table:table-cell table:formula="of:=IF([.$I19]=&quot;&quot;;&quot;&quot;;LN(((1/[.$I19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20]=&quot;&quot;;&quot;&quot;;[.A20])">
            <text:p/>
          </table:table-cell>
          <table:table-cell table:formula="of:=IF([.$I20]=&quot;&quot;;&quot;&quot;;LN(((1/[.$I20])^[.$P$16]+[.$R$16])/(1+[.$R$16]))/[.$Q$16])">
            <text:p/>
          </table:table-cell>
          <table:table-cell table:formula="of:=IF([.$I20]=&quot;&quot;;&quot;&quot;;LN(((1/[.$I20])^[.$P$17]+[.$R$17])/(1+[.$R$17]))/[.$Q$17])">
            <text:p/>
          </table:table-cell>
          <table:table-cell table:formula="of:=IF([.$I20]=&quot;&quot;;&quot;&quot;;LN(((1/[.$I20])^[.$P$18]+[.$R$18])/(1+[.$R$18]))/[.$Q$18])">
            <text:p/>
          </table:table-cell>
          <table:table-cell table:formula="of:=IF([.$I20]=&quot;&quot;;&quot;&quot;;LN(((1/[.$I20])^[.$P$19]+[.$R$19])/(1+[.$R$19]))/[.$Q$19])">
            <text:p/>
          </table:table-cell>
          <table:table-cell table:formula="of:=IF([.$I20]=&quot;&quot;;&quot;&quot;;LN(((1/[.$I20])^[.$P$20]+[.$R$20])/(1+[.$R$20]))/[.$Q$20])">
            <text:p/>
          </table:table-cell>
          <table:table-cell table:formula="of:=IF([.$I20]=&quot;&quot;;&quot;&quot;;LN(((1/[.$I20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21]=&quot;&quot;;&quot;&quot;;[.A21])">
            <text:p/>
          </table:table-cell>
          <table:table-cell table:formula="of:=IF([.$I21]=&quot;&quot;;&quot;&quot;;LN(((1/[.$I21])^[.$P$16]+[.$R$16])/(1+[.$R$16]))/[.$Q$16])">
            <text:p/>
          </table:table-cell>
          <table:table-cell table:formula="of:=IF([.$I21]=&quot;&quot;;&quot;&quot;;LN(((1/[.$I21])^[.$P$17]+[.$R$17])/(1+[.$R$17]))/[.$Q$17])">
            <text:p/>
          </table:table-cell>
          <table:table-cell table:formula="of:=IF([.$I21]=&quot;&quot;;&quot;&quot;;LN(((1/[.$I21])^[.$P$18]+[.$R$18])/(1+[.$R$18]))/[.$Q$18])">
            <text:p/>
          </table:table-cell>
          <table:table-cell table:formula="of:=IF([.$I21]=&quot;&quot;;&quot;&quot;;LN(((1/[.$I21])^[.$P$19]+[.$R$19])/(1+[.$R$19]))/[.$Q$19])">
            <text:p/>
          </table:table-cell>
          <table:table-cell table:formula="of:=IF([.$I21]=&quot;&quot;;&quot;&quot;;LN(((1/[.$I21])^[.$P$20]+[.$R$20])/(1+[.$R$20]))/[.$Q$20])">
            <text:p/>
          </table:table-cell>
          <table:table-cell table:formula="of:=IF([.$I21]=&quot;&quot;;&quot;&quot;;LN(((1/[.$I21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22]=&quot;&quot;;&quot;&quot;;[.A22])">
            <text:p/>
          </table:table-cell>
          <table:table-cell table:formula="of:=IF([.$I22]=&quot;&quot;;&quot;&quot;;LN(((1/[.$I22])^[.$P$16]+[.$R$16])/(1+[.$R$16]))/[.$Q$16])">
            <text:p/>
          </table:table-cell>
          <table:table-cell table:formula="of:=IF([.$I22]=&quot;&quot;;&quot;&quot;;LN(((1/[.$I22])^[.$P$17]+[.$R$17])/(1+[.$R$17]))/[.$Q$17])">
            <text:p/>
          </table:table-cell>
          <table:table-cell table:formula="of:=IF([.$I22]=&quot;&quot;;&quot;&quot;;LN(((1/[.$I22])^[.$P$18]+[.$R$18])/(1+[.$R$18]))/[.$Q$18])">
            <text:p/>
          </table:table-cell>
          <table:table-cell table:formula="of:=IF([.$I22]=&quot;&quot;;&quot;&quot;;LN(((1/[.$I22])^[.$P$19]+[.$R$19])/(1+[.$R$19]))/[.$Q$19])">
            <text:p/>
          </table:table-cell>
          <table:table-cell table:formula="of:=IF([.$I22]=&quot;&quot;;&quot;&quot;;LN(((1/[.$I22])^[.$P$20]+[.$R$20])/(1+[.$R$20]))/[.$Q$20])">
            <text:p/>
          </table:table-cell>
          <table:table-cell table:formula="of:=IF([.$I22]=&quot;&quot;;&quot;&quot;;LN(((1/[.$I22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23]=&quot;&quot;;&quot;&quot;;[.A23])">
            <text:p/>
          </table:table-cell>
          <table:table-cell table:formula="of:=IF([.$I23]=&quot;&quot;;&quot;&quot;;LN(((1/[.$I23])^[.$P$16]+[.$R$16])/(1+[.$R$16]))/[.$Q$16])">
            <text:p/>
          </table:table-cell>
          <table:table-cell table:formula="of:=IF([.$I23]=&quot;&quot;;&quot;&quot;;LN(((1/[.$I23])^[.$P$17]+[.$R$17])/(1+[.$R$17]))/[.$Q$17])">
            <text:p/>
          </table:table-cell>
          <table:table-cell table:formula="of:=IF([.$I23]=&quot;&quot;;&quot;&quot;;LN(((1/[.$I23])^[.$P$18]+[.$R$18])/(1+[.$R$18]))/[.$Q$18])">
            <text:p/>
          </table:table-cell>
          <table:table-cell table:formula="of:=IF([.$I23]=&quot;&quot;;&quot;&quot;;LN(((1/[.$I23])^[.$P$19]+[.$R$19])/(1+[.$R$19]))/[.$Q$19])">
            <text:p/>
          </table:table-cell>
          <table:table-cell table:formula="of:=IF([.$I23]=&quot;&quot;;&quot;&quot;;LN(((1/[.$I23])^[.$P$20]+[.$R$20])/(1+[.$R$20]))/[.$Q$20])">
            <text:p/>
          </table:table-cell>
          <table:table-cell table:formula="of:=IF([.$I23]=&quot;&quot;;&quot;&quot;;LN(((1/[.$I23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24]=&quot;&quot;;&quot;&quot;;[.A24])">
            <text:p/>
          </table:table-cell>
          <table:table-cell table:formula="of:=IF([.$I24]=&quot;&quot;;&quot;&quot;;LN(((1/[.$I24])^[.$P$16]+[.$R$16])/(1+[.$R$16]))/[.$Q$16])">
            <text:p/>
          </table:table-cell>
          <table:table-cell table:formula="of:=IF([.$I24]=&quot;&quot;;&quot;&quot;;LN(((1/[.$I24])^[.$P$17]+[.$R$17])/(1+[.$R$17]))/[.$Q$17])">
            <text:p/>
          </table:table-cell>
          <table:table-cell table:formula="of:=IF([.$I24]=&quot;&quot;;&quot;&quot;;LN(((1/[.$I24])^[.$P$18]+[.$R$18])/(1+[.$R$18]))/[.$Q$18])">
            <text:p/>
          </table:table-cell>
          <table:table-cell table:formula="of:=IF([.$I24]=&quot;&quot;;&quot;&quot;;LN(((1/[.$I24])^[.$P$19]+[.$R$19])/(1+[.$R$19]))/[.$Q$19])">
            <text:p/>
          </table:table-cell>
          <table:table-cell table:formula="of:=IF([.$I24]=&quot;&quot;;&quot;&quot;;LN(((1/[.$I24])^[.$P$20]+[.$R$20])/(1+[.$R$20]))/[.$Q$20])">
            <text:p/>
          </table:table-cell>
          <table:table-cell table:formula="of:=IF([.$I24]=&quot;&quot;;&quot;&quot;;LN(((1/[.$I24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25]=&quot;&quot;;&quot;&quot;;[.A25])">
            <text:p/>
          </table:table-cell>
          <table:table-cell table:formula="of:=IF([.$I25]=&quot;&quot;;&quot;&quot;;LN(((1/[.$I25])^[.$P$16]+[.$R$16])/(1+[.$R$16]))/[.$Q$16])">
            <text:p/>
          </table:table-cell>
          <table:table-cell table:formula="of:=IF([.$I25]=&quot;&quot;;&quot;&quot;;LN(((1/[.$I25])^[.$P$17]+[.$R$17])/(1+[.$R$17]))/[.$Q$17])">
            <text:p/>
          </table:table-cell>
          <table:table-cell table:formula="of:=IF([.$I25]=&quot;&quot;;&quot;&quot;;LN(((1/[.$I25])^[.$P$18]+[.$R$18])/(1+[.$R$18]))/[.$Q$18])">
            <text:p/>
          </table:table-cell>
          <table:table-cell table:formula="of:=IF([.$I25]=&quot;&quot;;&quot;&quot;;LN(((1/[.$I25])^[.$P$19]+[.$R$19])/(1+[.$R$19]))/[.$Q$19])">
            <text:p/>
          </table:table-cell>
          <table:table-cell table:formula="of:=IF([.$I25]=&quot;&quot;;&quot;&quot;;LN(((1/[.$I25])^[.$P$20]+[.$R$20])/(1+[.$R$20]))/[.$Q$20])">
            <text:p/>
          </table:table-cell>
          <table:table-cell table:formula="of:=IF([.$I25]=&quot;&quot;;&quot;&quot;;LN(((1/[.$I25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26]=&quot;&quot;;&quot;&quot;;[.A26])">
            <text:p/>
          </table:table-cell>
          <table:table-cell table:formula="of:=IF([.$I26]=&quot;&quot;;&quot;&quot;;LN(((1/[.$I26])^[.$P$16]+[.$R$16])/(1+[.$R$16]))/[.$Q$16])">
            <text:p/>
          </table:table-cell>
          <table:table-cell table:formula="of:=IF([.$I26]=&quot;&quot;;&quot;&quot;;LN(((1/[.$I26])^[.$P$17]+[.$R$17])/(1+[.$R$17]))/[.$Q$17])">
            <text:p/>
          </table:table-cell>
          <table:table-cell table:formula="of:=IF([.$I26]=&quot;&quot;;&quot;&quot;;LN(((1/[.$I26])^[.$P$18]+[.$R$18])/(1+[.$R$18]))/[.$Q$18])">
            <text:p/>
          </table:table-cell>
          <table:table-cell table:formula="of:=IF([.$I26]=&quot;&quot;;&quot;&quot;;LN(((1/[.$I26])^[.$P$19]+[.$R$19])/(1+[.$R$19]))/[.$Q$19])">
            <text:p/>
          </table:table-cell>
          <table:table-cell table:formula="of:=IF([.$I26]=&quot;&quot;;&quot;&quot;;LN(((1/[.$I26])^[.$P$20]+[.$R$20])/(1+[.$R$20]))/[.$Q$20])">
            <text:p/>
          </table:table-cell>
          <table:table-cell table:formula="of:=IF([.$I26]=&quot;&quot;;&quot;&quot;;LN(((1/[.$I26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27]=&quot;&quot;;&quot;&quot;;[.A27])">
            <text:p/>
          </table:table-cell>
          <table:table-cell table:formula="of:=IF([.$I27]=&quot;&quot;;&quot;&quot;;LN(((1/[.$I27])^[.$P$16]+[.$R$16])/(1+[.$R$16]))/[.$Q$16])">
            <text:p/>
          </table:table-cell>
          <table:table-cell table:formula="of:=IF([.$I27]=&quot;&quot;;&quot;&quot;;LN(((1/[.$I27])^[.$P$17]+[.$R$17])/(1+[.$R$17]))/[.$Q$17])">
            <text:p/>
          </table:table-cell>
          <table:table-cell table:formula="of:=IF([.$I27]=&quot;&quot;;&quot;&quot;;LN(((1/[.$I27])^[.$P$18]+[.$R$18])/(1+[.$R$18]))/[.$Q$18])">
            <text:p/>
          </table:table-cell>
          <table:table-cell table:formula="of:=IF([.$I27]=&quot;&quot;;&quot;&quot;;LN(((1/[.$I27])^[.$P$19]+[.$R$19])/(1+[.$R$19]))/[.$Q$19])">
            <text:p/>
          </table:table-cell>
          <table:table-cell table:formula="of:=IF([.$I27]=&quot;&quot;;&quot;&quot;;LN(((1/[.$I27])^[.$P$20]+[.$R$20])/(1+[.$R$20]))/[.$Q$20])">
            <text:p/>
          </table:table-cell>
          <table:table-cell table:formula="of:=IF([.$I27]=&quot;&quot;;&quot;&quot;;LN(((1/[.$I27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28]=&quot;&quot;;&quot;&quot;;[.A28])">
            <text:p/>
          </table:table-cell>
          <table:table-cell table:formula="of:=IF([.$I28]=&quot;&quot;;&quot;&quot;;LN(((1/[.$I28])^[.$P$16]+[.$R$16])/(1+[.$R$16]))/[.$Q$16])">
            <text:p/>
          </table:table-cell>
          <table:table-cell table:formula="of:=IF([.$I28]=&quot;&quot;;&quot;&quot;;LN(((1/[.$I28])^[.$P$17]+[.$R$17])/(1+[.$R$17]))/[.$Q$17])">
            <text:p/>
          </table:table-cell>
          <table:table-cell table:formula="of:=IF([.$I28]=&quot;&quot;;&quot;&quot;;LN(((1/[.$I28])^[.$P$18]+[.$R$18])/(1+[.$R$18]))/[.$Q$18])">
            <text:p/>
          </table:table-cell>
          <table:table-cell table:formula="of:=IF([.$I28]=&quot;&quot;;&quot;&quot;;LN(((1/[.$I28])^[.$P$19]+[.$R$19])/(1+[.$R$19]))/[.$Q$19])">
            <text:p/>
          </table:table-cell>
          <table:table-cell table:formula="of:=IF([.$I28]=&quot;&quot;;&quot;&quot;;LN(((1/[.$I28])^[.$P$20]+[.$R$20])/(1+[.$R$20]))/[.$Q$20])">
            <text:p/>
          </table:table-cell>
          <table:table-cell table:formula="of:=IF([.$I28]=&quot;&quot;;&quot;&quot;;LN(((1/[.$I28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29]=&quot;&quot;;&quot;&quot;;[.A29])">
            <text:p/>
          </table:table-cell>
          <table:table-cell table:formula="of:=IF([.$I29]=&quot;&quot;;&quot;&quot;;LN(((1/[.$I29])^[.$P$16]+[.$R$16])/(1+[.$R$16]))/[.$Q$16])">
            <text:p/>
          </table:table-cell>
          <table:table-cell table:formula="of:=IF([.$I29]=&quot;&quot;;&quot;&quot;;LN(((1/[.$I29])^[.$P$17]+[.$R$17])/(1+[.$R$17]))/[.$Q$17])">
            <text:p/>
          </table:table-cell>
          <table:table-cell table:formula="of:=IF([.$I29]=&quot;&quot;;&quot;&quot;;LN(((1/[.$I29])^[.$P$18]+[.$R$18])/(1+[.$R$18]))/[.$Q$18])">
            <text:p/>
          </table:table-cell>
          <table:table-cell table:formula="of:=IF([.$I29]=&quot;&quot;;&quot;&quot;;LN(((1/[.$I29])^[.$P$19]+[.$R$19])/(1+[.$R$19]))/[.$Q$19])">
            <text:p/>
          </table:table-cell>
          <table:table-cell table:formula="of:=IF([.$I29]=&quot;&quot;;&quot;&quot;;LN(((1/[.$I29])^[.$P$20]+[.$R$20])/(1+[.$R$20]))/[.$Q$20])">
            <text:p/>
          </table:table-cell>
          <table:table-cell table:formula="of:=IF([.$I29]=&quot;&quot;;&quot;&quot;;LN(((1/[.$I29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30]=&quot;&quot;;&quot;&quot;;[.A30])">
            <text:p/>
          </table:table-cell>
          <table:table-cell table:formula="of:=IF([.$I30]=&quot;&quot;;&quot;&quot;;LN(((1/[.$I30])^[.$P$16]+[.$R$16])/(1+[.$R$16]))/[.$Q$16])">
            <text:p/>
          </table:table-cell>
          <table:table-cell table:formula="of:=IF([.$I30]=&quot;&quot;;&quot;&quot;;LN(((1/[.$I30])^[.$P$17]+[.$R$17])/(1+[.$R$17]))/[.$Q$17])">
            <text:p/>
          </table:table-cell>
          <table:table-cell table:formula="of:=IF([.$I30]=&quot;&quot;;&quot;&quot;;LN(((1/[.$I30])^[.$P$18]+[.$R$18])/(1+[.$R$18]))/[.$Q$18])">
            <text:p/>
          </table:table-cell>
          <table:table-cell table:formula="of:=IF([.$I30]=&quot;&quot;;&quot;&quot;;LN(((1/[.$I30])^[.$P$19]+[.$R$19])/(1+[.$R$19]))/[.$Q$19])">
            <text:p/>
          </table:table-cell>
          <table:table-cell table:formula="of:=IF([.$I30]=&quot;&quot;;&quot;&quot;;LN(((1/[.$I30])^[.$P$20]+[.$R$20])/(1+[.$R$20]))/[.$Q$20])">
            <text:p/>
          </table:table-cell>
          <table:table-cell table:formula="of:=IF([.$I30]=&quot;&quot;;&quot;&quot;;LN(((1/[.$I30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31]=&quot;&quot;;&quot;&quot;;[.A31])">
            <text:p/>
          </table:table-cell>
          <table:table-cell table:formula="of:=IF([.$I31]=&quot;&quot;;&quot;&quot;;LN(((1/[.$I31])^[.$P$16]+[.$R$16])/(1+[.$R$16]))/[.$Q$16])">
            <text:p/>
          </table:table-cell>
          <table:table-cell table:formula="of:=IF([.$I31]=&quot;&quot;;&quot;&quot;;LN(((1/[.$I31])^[.$P$17]+[.$R$17])/(1+[.$R$17]))/[.$Q$17])">
            <text:p/>
          </table:table-cell>
          <table:table-cell table:formula="of:=IF([.$I31]=&quot;&quot;;&quot;&quot;;LN(((1/[.$I31])^[.$P$18]+[.$R$18])/(1+[.$R$18]))/[.$Q$18])">
            <text:p/>
          </table:table-cell>
          <table:table-cell table:formula="of:=IF([.$I31]=&quot;&quot;;&quot;&quot;;LN(((1/[.$I31])^[.$P$19]+[.$R$19])/(1+[.$R$19]))/[.$Q$19])">
            <text:p/>
          </table:table-cell>
          <table:table-cell table:formula="of:=IF([.$I31]=&quot;&quot;;&quot;&quot;;LN(((1/[.$I31])^[.$P$20]+[.$R$20])/(1+[.$R$20]))/[.$Q$20])">
            <text:p/>
          </table:table-cell>
          <table:table-cell table:formula="of:=IF([.$I31]=&quot;&quot;;&quot;&quot;;LN(((1/[.$I31])^[.$P$21]+[.$R$21])/(1+[.$R$21]))/[.$Q$21])">
            <text:p/>
          </table:table-cell>
          <table:table-cell table:number-columns-repeated="1017"/>
        </table:table-row>
        <table:table-row table:style-name="ro2">
          <table:table-cell table:formula="of:=IF([.A32]=&quot;&quot;;&quot;&quot;;[.A32])">
            <text:p/>
          </table:table-cell>
          <table:table-cell table:style-name="ce8" table:formula="of:=IF([.$I32]=&quot;&quot;;&quot;&quot;;LN(((1/[.$I32])^[.$P$16]+[.$R$16])/(1+[.$R$16]))/[.$Q$16])">
            <text:p/>
          </table:table-cell>
          <table:table-cell table:style-name="ce8" table:formula="of:=IF([.$I32]=&quot;&quot;;&quot;&quot;;LN(((1/[.$I32])^[.$P$17]+[.$R$17])/(1+[.$R$17]))/[.$Q$17])">
            <text:p/>
          </table:table-cell>
          <table:table-cell table:style-name="ce8" table:formula="of:=IF([.$I32]=&quot;&quot;;&quot;&quot;;LN(((1/[.$I32])^[.$P$18]+[.$R$18])/(1+[.$R$18]))/[.$Q$18])">
            <text:p/>
          </table:table-cell>
          <table:table-cell table:style-name="ce8" table:formula="of:=IF([.$I32]=&quot;&quot;;&quot;&quot;;LN(((1/[.$I32])^[.$P$19]+[.$R$19])/(1+[.$R$19]))/[.$Q$19])">
            <text:p/>
          </table:table-cell>
          <table:table-cell table:style-name="ce8" table:formula="of:=IF([.$I32]=&quot;&quot;;&quot;&quot;;LN(((1/[.$I32])^[.$P$20]+[.$R$20])/(1+[.$R$20]))/[.$Q$20])">
            <text:p/>
          </table:table-cell>
          <table:table-cell table:style-name="ce8" table:formula="of:=IF([.$I32]=&quot;&quot;;&quot;&quot;;LN(((1/[.$I32])^[.$P$21]+[.$R$21])/(1+[.$R$21]))/[.$Q$21])">
            <text:p/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charset="x-symbol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0" loext:min-decimal-places="0" number:min-integer-digits="5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63P0" style:volatile="true">
      <number:month number:style="long"/>
      <number:text>/</number:text>
      <number:day number:style="long"/>
      <number:text>/</number:text>
      <number:year/>
    </number:date-style>
    <number:text-style style:name="N163">
      <number:text-content/>
      <style:map style:condition="value()&lt;=1.79769313486232E+308" style:apply-style-name="N163P0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lt;=1.79769313486232E+308" style:apply-style-name="N164P0"/>
    </number:text-style>
    <number:date-style style:name="N166P0" style:volatile="true">
      <number:month/>
      <number:text>/</number:text>
      <number:day/>
      <number:text>/</number:text>
      <number:year number:style="long"/>
    </number:date-style>
    <number:text-style style:name="N166">
      <number:text-content/>
      <style:map style:condition="value()&lt;=1.79769313486232E+308" style:apply-style-name="N166P0"/>
    </number:text-style>
    <number:number-style style:name="N167">
      <number:number number:decimal-places="9" loext:min-decimal-places="9" number:min-integer-digits="1"/>
    </number:number-style>
    <number:number-style style:name="N168">
      <number:number number:decimal-places="8" loext:min-decimal-places="8" number:min-integer-digits="1"/>
    </number:number-style>
    <number:number-style style:name="N169">
      <number:number number:decimal-places="10" loext:min-decimal-places="10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7" loext:min-decimal-places="7" number:min-integer-digits="1"/>
    </number:number-style>
    <number:number-style style:name="N172">
      <number:number number:decimal-places="6" loext:min-decimal-places="6" number:min-integer-digits="1"/>
    </number:number-style>
    <number:date-style style:name="N173">
      <number:month number:textual="true"/>
      <number:text>/</number:text>
      <number:year number:style="long"/>
    </number:date-style>
    <number:number-style style:name="N17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3" loext:min-decimal-places="3" number:min-integer-digits="1"/>
      <number:text>%</number:text>
    </number:percentage-style>
    <number:number-style style:name="N18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">
      <number:number number:decimal-places="4" loext:min-decimal-places="3" number:min-integer-digits="1" number:decimal-replacement=""/>
    </number:number-style>
    <number:number-style style:name="N185">
      <number:number number:decimal-places="2" loext:min-decimal-places="1" number:min-integer-digits="1" number:decimal-replacement="" number:grouping="true"/>
    </number:number-style>
    <number:number-style style:name="N186">
      <number:number number:decimal-places="2" loext:min-decimal-places="1" number:min-integer-digits="1" number:decimal-replacement=""/>
    </number:number-style>
    <number:number-style style:name="N187">
      <number:number number:decimal-places="2" loext:min-decimal-places="0" number:min-integer-digits="0" number:decimal-replacement=""/>
    </number:number-style>
    <number:number-style style:name="N188">
      <number:number number:decimal-places="1" loext:min-decimal-places="1" number:min-integer-digits="1" number:grouping="true"/>
    </number:number-style>
    <number:number-style style:name="N189">
      <number:number number:decimal-places="0" loext:min-decimal-places="0" number:min-integer-digits="1"/>
      <number:text> kVp</number:text>
    </number:number-style>
    <number:number-style style:name="N190">
      <number:number number:decimal-places="0" loext:min-decimal-places="0" number:min-integer-digits="1"/>
      <number:text>kVp</number:text>
    </number:number-style>
    <number:number-style style:name="N191">
      <number:number number:decimal-places="0" loext:min-decimal-places="0" number:min-integer-digits="1"/>
      <number:text>  ms</number:text>
    </number:number-style>
    <number:number-style style:name="N192">
      <number:number number:decimal-places="3" loext:min-decimal-places="1" number:min-integer-digits="1" number:decimal-replacement=""/>
    </number:number-style>
    <number:number-style style:name="N193">
      <number:number number:decimal-places="1" loext:min-decimal-places="1" number:min-integer-digits="0"/>
    </number:number-style>
    <number:number-style style:name="N194">
      <number:number number:decimal-places="2" loext:min-decimal-places="1" number:min-integer-digits="0" number:decimal-replacement=""/>
    </number:number-style>
    <number:number-style style:name="N195">
      <number:number number:decimal-places="1" loext:min-decimal-places="0" number:min-integer-digits="0" number:decimal-replacement=""/>
    </number:number-style>
    <number:date-style style:name="N196">
      <number:month number:textual="true"/>
      <number:text>-</number:text>
      <number:day number:style="long"/>
      <number:text>-</number:text>
      <number:year/>
    </number:date-style>
    <number:number-style style:name="N197">
      <number:number number:decimal-places="0" loext:min-decimal-places="0" number:min-integer-digits="1"/>
      <number:text> in.</number:text>
    </number:number-style>
    <number:number-style style:name="N198">
      <number:number number:decimal-places="0" loext:min-decimal-places="0" number:min-integer-digits="1"/>
      <number:text>cm.</number:text>
    </number:number-style>
    <number:number-style style:name="N199">
      <number:scientific-number number:decimal-places="3" loext:min-decimal-places="3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lt;=1.79769313486232E+308" style:apply-style-name="N10144P0"/>
    </number:text-style>
    <number:date-style style:name="N10145P0" style:volatile="true" number:language="en" number:country="US"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lt;=1.79769313486232E+308" style:apply-style-name="N10145P0"/>
    </number:text-style>
    <number:date-style style:name="N10147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7" number:language="en" number:country="US">
      <number:text-content/>
      <style:map style:condition="value()&lt;=1.79769313486232E+308" style:apply-style-name="N10147P0"/>
    </number:text-style>
    <number:number-style style:name="N10151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7:39:37.6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6-03-19T13:46:15.501000000</meta:creation-date>
    <dc:date>2016-04-07T21:03:42.705000000</dc:date>
    <dc:creator>Eugene Mah</dc:creator>
    <meta:editing-duration>PT5H1M40S</meta:editing-duration>
    <meta:editing-cycles>20</meta:editing-cycles>
    <meta:generator>LibreOffice/5.1.0.3$Windows_x86 LibreOffice_project/5e3e00a007d9b3b6efb6797a8b8e57b51ab1f737</meta:generator>
    <meta:document-statistic meta:table-count="1" meta:cell-count="354" meta:object-count="0"/>
  </office:meta>
</office:document-meta>
</file>